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7.629cm" svg:height="5.109cm" svg:x="0.395cm" svg:y="0.412cm">
          <text:p text:style-name="P1">1. <text:span text:style-name="T1">Saving CeeCee Honeycutt</text:span> <text:span text:style-name="T2">by Beth Hoffman</text:span></text:p>
          <text:p text:style-name="P1">2. <text:span text:style-name="T1">This Book is Overdue!</text:span> <text:span text:style-name="T2">by Marilyn Johnson</text:span></text:p>
          <text:p text:style-name="P1">3. <text:span text:style-name="T1">The Postmistress</text:span> <text:span text:style-name="T2">by Sarah Blake</text:span></text:p>
          <text:p text:style-name="P1">4. <text:span text:style-name="T1">Secrets of Eden</text:span> <text:span text:style-name="T2">by Chris Bohjalian</text:span></text:p>
          <text:p text:style-name="P1">5. <text:span text:style-name="T1">Crazy Like Us</text:span> <text:span text:style-name="T2">by Ethan Watters</text:span></text:p>
          <text:p text:style-name="P1"><text:span text:style-name="T2">6. 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.015cm" fo:margin-left="0cm" fo:margin-right="0cm" fo:page-width="18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00:48:04</meta:creation-date>
    <dc:date>2012-07-17T18:45:42</dc:date>
    <meta:editing-duration>PT12H47M29S</meta:editing-duration>
    <meta:editing-cycles>6</meta:editing-cycles>
    <meta:generator>OpenOffice.org/3.0$Linu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